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10.85mm"/>
    </style:style>
    <style:style style:name="co3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11.91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3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fdf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90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992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12.5" calcext:value-type="float">
            <text:p>12,5</text:p>
          </table:table-cell>
          <table:table-cell table:style-name="ce7" table:formula="of:=SUM([.F4];[.I4];[.L4];[.O4];[.R4];[.U4];[.X4];[.AA4];[.AD4])" office:value-type="float" office:value="35" calcext:value-type="float">
            <text:p>35</text:p>
          </table:table-cell>
          <table:table-cell table:style-name="ce7" table:formula="of:=SUM([.G4];[.J4];[.M4];[.P4];[.S4];[.V4];[.Y4];[.AB4];[.AE4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18" calcext:value-type="float">
            <text:p>18</text:p>
          </table:table-cell>
          <table:table-cell table:style-name="ce7" table:formula="of:=SUM([.F5];[.I5];[.L5];[.O5];[.R5];[.U5];[.X5];[.AA5];[.AD5])" office:value-type="float" office:value="46" calcext:value-type="float">
            <text:p>46</text:p>
          </table:table-cell>
          <table:table-cell table:style-name="ce7" table:formula="of:=SUM([.G5];[.J5];[.M5];[.P5];[.S5];[.V5];[.Y5];[.AB5];[.AE5])" office:value-type="float" office:value="38.5" calcext:value-type="float">
            <text:p>38,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11.5" calcext:value-type="float">
            <text:p>11,5</text:p>
          </table:table-cell>
          <table:table-cell table:style-name="ce7" table:formula="of:=SUM([.F6];[.I6];[.L6];[.O6];[.R6];[.U6];[.X6];[.AA6];[.AD6])" office:value-type="float" office:value="50" calcext:value-type="float">
            <text:p>50</text:p>
          </table:table-cell>
          <table:table-cell table:style-name="ce7" table:formula="of:=SUM([.G6];[.J6];[.M6];[.P6];[.S6];[.V6];[.Y6];[.AB6];[.AE6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.5" calcext:value-type="float">
            <text:p>7,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12" calcext:value-type="float">
            <text:p>12</text:p>
          </table:table-cell>
          <table:table-cell table:style-name="ce7" table:formula="of:=SUM([.F7];[.I7];[.L7];[.O7];[.R7];[.U7];[.X7];[.AA7];[.AD7])" office:value-type="float" office:value="41.5" calcext:value-type="float">
            <text:p>41,5</text:p>
          </table:table-cell>
          <table:table-cell table:style-name="ce7" table:formula="of:=SUM([.G7];[.J7];[.M7];[.P7];[.S7];[.V7];[.Y7];[.AB7];[.AE7])" office:value-type="float" office:value="41" calcext:value-type="float">
            <text:p>4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12" calcext:value-type="float">
            <text:p>12</text:p>
          </table:table-cell>
          <table:table-cell table:style-name="ce7" table:formula="of:=SUM([.F8];[.I8];[.L8];[.O8];[.R8];[.U8];[.X8];[.AA8];[.AD8])" office:value-type="float" office:value="25.5" calcext:value-type="float">
            <text:p>25,5</text:p>
          </table:table-cell>
          <table:table-cell table:style-name="ce7" table:formula="of:=SUM([.G8];[.J8];[.M8];[.P8];[.S8];[.V8];[.Y8];[.AB8];[.AE8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,5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meta:creation-date>2009-04-16T11:32:48Z</meta:creation-date>
    <dc:date>2016-01-13T10:00:32.490000000</dc:date>
    <meta:editing-cycles>57</meta:editing-cycles>
    <meta:editing-duration>PT4H5M47S</meta:editing-duration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